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8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3.926cm"/>
    </style:style>
    <style:style style:name="co7" style:family="table-column">
      <style:table-column-properties fo:break-before="auto" style:column-width="3.798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3.353cm"/>
    </style:style>
    <style:style style:name="co10" style:family="table-column">
      <style:table-column-properties fo:break-before="auto" style:column-width="2.907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,железо</text:p>
          </table:table-cell>
          <table:table-cell office:value-type="string" calcext:value-type="string">
            <text:p>R, железо,м</text:p>
          </table:table-cell>
          <table:table-cell office:value-type="string" calcext:value-type="string">
            <text:p>t,время падения(ж)</text:p>
          </table:table-cell>
          <table:table-cell office:value-type="string" calcext:value-type="string">
            <text:p>V_уст,м/с</text:p>
          </table:table-cell>
          <table:table-cell office:value-type="string" calcext:value-type="string">
            <text:p>sigma_Vуст</text:p>
          </table:table-cell>
          <table:table-cell office:value-type="string" calcext:value-type="string">
            <text:p>1/Т, ж</text:p>
          </table:table-cell>
          <table:table-cell office:value-type="string" calcext:value-type="string">
            <text:p>n, вязкость,Па*с</text:p>
          </table:table-cell>
          <table:table-cell office:value-type="string" calcext:value-type="string">
            <text:p>sigma_n(железо)</text:p>
          </table:table-cell>
          <table:table-cell office:value-type="string" calcext:value-type="string">
            <text:p>t*, время релаксации,с</text:p>
          </table:table-cell>
          <table:table-cell office:value-type="string" calcext:value-type="string">
            <text:p>sigma_t*(железо)</text:p>
          </table:table-cell>
          <table:table-cell office:value-type="string" calcext:value-type="string">
            <text:p>S, путь релаксации, м</text:p>
          </table:table-cell>
          <table:table-cell office:value-type="string" calcext:value-type="string">
            <text:p>sigma_S(железо)</text:p>
          </table:table-cell>
          <table:table-cell office:value-type="string" calcext:value-type="string">
            <text:p>Re,железо</text:p>
          </table:table-cell>
          <table:table-cell office:value-type="string" calcext:value-type="string">
            <text:p>ln(n)</text:p>
          </table:table-cell>
          <table:table-cell table:number-columns-repeated="2"/>
          <table:table-cell office:value-type="string" calcext:value-type="string">
            <text:p>T,стекло</text:p>
          </table:table-cell>
          <table:table-cell office:value-type="string" calcext:value-type="string">
            <text:p>R, стекло,м</text:p>
          </table:table-cell>
          <table:table-cell office:value-type="string" calcext:value-type="string">
            <text:p>t,время падения(с)</text:p>
          </table:table-cell>
          <table:table-cell office:value-type="string" calcext:value-type="string">
            <text:p>V_уст,м/с</text:p>
          </table:table-cell>
          <table:table-cell office:value-type="string" calcext:value-type="string">
            <text:p>sigma_Vуст</text:p>
          </table:table-cell>
          <table:table-cell office:value-type="string" calcext:value-type="string">
            <text:p>1/Т, с</text:p>
          </table:table-cell>
          <table:table-cell office:value-type="string" calcext:value-type="string">
            <text:p>n, вязкость,Па*с</text:p>
          </table:table-cell>
          <table:table-cell office:value-type="string" calcext:value-type="string">
            <text:p>sigma_n</text:p>
          </table:table-cell>
          <table:table-cell office:value-type="string" calcext:value-type="string">
            <text:p>t*, время релаксации,с</text:p>
          </table:table-cell>
          <table:table-cell office:value-type="string" calcext:value-type="string">
            <text:p>sigma_t*</text:p>
          </table:table-cell>
          <table:table-cell office:value-type="string" calcext:value-type="string">
            <text:p>S, путь релаксации, м</text:p>
          </table:table-cell>
          <table:table-cell office:value-type="string" calcext:value-type="string">
            <text:p>sigm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ln(n)</text:p>
          </table:table-cell>
        </table:table-row>
        <table:table-row table:style-name="ro1">
          <table:table-cell table:formula="of:=23+273" office:value-type="float" office:value="296" calcext:value-type="float">
            <text:p>296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90.02" calcext:value-type="float">
            <text:p>90,02</text:p>
          </table:table-cell>
          <table:table-cell table:formula="of:=0.2/[.C2]" office:value-type="float" office:value="0.00222172850477672" calcext:value-type="float">
            <text:p>0,00222172850477672</text:p>
          </table:table-cell>
          <table:table-cell table:formula="of:=0.0005/[.C2]" office:value-type="float" office:value="0.00000555432126194179" calcext:value-type="float">
            <text:p>5,55432126194179E-06</text:p>
          </table:table-cell>
          <table:table-cell table:formula="of:=1/[.A2]" office:value-type="float" office:value="0.00337837837837838" calcext:value-type="float">
            <text:p>0,00337837837837838</text:p>
          </table:table-cell>
          <table:table-cell table:formula="of:=2/9*10*[.B2]*[.B2]*(7874-1250)/[.D2]" office:value-type="float" office:value="1.06007552" calcext:value-type="float">
            <text:p>1,06007552</text:p>
          </table:table-cell>
          <table:table-cell table:formula="of:=2/9*10*[.B2]*(7874-1250)/[.D2]*SQRT(4*0.000025*0.000025+[.B2]*[.B2]*[.E2]*[.E2]/([.D2]*[.D2]))" office:value-type="float" office:value="0.132535939238341" calcext:value-type="float">
            <text:p>0,132535939238341</text:p>
          </table:table-cell>
          <table:table-cell table:formula="of:=2/9*7874*[.B2]*[.B2]/[.G2]" office:value-type="float" office:value="0.00026409858464088" calcext:value-type="float">
            <text:p>0,00026409858464088</text:p>
          </table:table-cell>
          <table:table-cell table:formula="of:=2/9*[.B2]*7874/[.G2]*SQRT(4*0.000025*0.000025+[.B2]*[.B2]*[.H2]*[.H2]/([.G2]*[.G2]))" office:value-type="float" office:value="0.0000466911434394273" calcext:value-type="float">
            <text:p>4,66911434394273E-05</text:p>
          </table:table-cell>
          <table:table-cell table:formula="of:=[.I2]*[.D2]" office:value-type="float" office:value="0.00000058675535356783" calcext:value-type="float">
            <text:p>5,86755353567829E-07</text:p>
          </table:table-cell>
          <table:table-cell table:formula="of:=SQRT([.I2]*[.I2]*[.E2]*[.E2]+[.D2]*[.D2]*[.J2]*[.J2])" office:value-type="float" office:value="0.00000010374541521172" calcext:value-type="float">
            <text:p>1,03745415211722E-07</text:p>
          </table:table-cell>
          <table:table-cell table:formula="of:=2*[.B2]*1250*[.D2]/[.G2]" office:value-type="float" office:value="0.00209582097016703" calcext:value-type="float">
            <text:p>0,00209582097016703</text:p>
          </table:table-cell>
          <table:table-cell table:formula="of:=LN([.G2])" office:value-type="float" office:value="0.0583401508691698" calcext:value-type="float">
            <text:p>0,0583401508691698</text:p>
          </table:table-cell>
          <table:table-cell table:number-columns-repeated="2"/>
          <table:table-cell table:formula="of:=23+273" office:value-type="float" office:value="296" calcext:value-type="float">
            <text:p>296</text:p>
          </table:table-cell>
          <table:table-cell table:formula="of:=40*0.05*0.001*0.5" office:value-type="float" office:value="0.001" calcext:value-type="float">
            <text:p>0,001</text:p>
          </table:table-cell>
          <table:table-cell office:value-type="float" office:value="49.18" calcext:value-type="float">
            <text:p>49,18</text:p>
          </table:table-cell>
          <table:table-cell table:formula="of:=0.2/[.S2]" office:value-type="float" office:value="0.00406669377795852" calcext:value-type="float">
            <text:p>0,00406669377795852</text:p>
          </table:table-cell>
          <table:table-cell table:formula="of:=0.0005/[.S2]" office:value-type="float" office:value="0.0000101667344448963" calcext:value-type="float">
            <text:p>1,01667344448963E-05</text:p>
          </table:table-cell>
          <table:table-cell table:formula="of:=1/[.Q2]" office:value-type="float" office:value="0.00337837837837838" calcext:value-type="float">
            <text:p>0,00337837837837838</text:p>
          </table:table-cell>
          <table:table-cell table:formula="of:=2/9*10*(2600-1250)*[.R2]*[.R2]/[.T2]" office:value-type="float" office:value="0.7377" calcext:value-type="float">
            <text:p>0,7377</text:p>
          </table:table-cell>
          <table:table-cell table:formula="of:=2/9*10*[.R2]*(2600-1250)/[.T2]*SQRT(4*0.000025*0.000025+[.R2]*[.R2]*[.U2]*[.U2]/([.T2]*[.T2]))" office:value-type="float" office:value="0.0369310774695581" calcext:value-type="float">
            <text:p>0,0369310774695581</text:p>
          </table:table-cell>
          <table:table-cell table:formula="of:=2/9*2600*[.R2]*[.R2]/[.W2]" office:value-type="float" office:value="0.000783215097977196" calcext:value-type="float">
            <text:p>0,000783215097977196</text:p>
          </table:table-cell>
          <table:table-cell table:formula="of:=2/9*[.R2]*2600/[.W2]*SQRT(4*0.000025*0.000025+[.R2]*[.R2]*[.X2]*[.X2]/([.W2]*[.W2]))" office:value-type="float" office:value="0.0000554162734249405" calcext:value-type="float">
            <text:p>5,54162734249405E-05</text:p>
          </table:table-cell>
          <table:table-cell table:formula="of:=[.Y2]*[.T2]" office:value-type="float" office:value="0.00000318509596574704" calcext:value-type="float">
            <text:p>3,18509596574704E-06</text:p>
          </table:table-cell>
          <table:table-cell table:formula="of:=SQRT([.Y2]*[.Y2]*[.U2]*[.U2]+[.T2]*[.T2]*[.Z2]*[.Z2])" office:value-type="float" office:value="0.00000022550164524672" calcext:value-type="float">
            <text:p>2,25501645246721E-07</text:p>
          </table:table-cell>
          <table:table-cell table:formula="of:=2*[.R2]*1250*[.T2]/[.W2]" office:value-type="float" office:value="0.0137816652364055" calcext:value-type="float">
            <text:p>0,0137816652364055</text:p>
          </table:table-cell>
          <table:table-cell table:formula="of:=LN([.W2])" office:value-type="float" office:value="-0.304218041091881" calcext:value-type="float">
            <text:p>-0,304218041091881</text:p>
          </table:table-cell>
        </table:table-row>
        <table:table-row table:style-name="ro1">
          <table:table-cell table:formula="of:=31+273"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50.19" calcext:value-type="float">
            <text:p>50,19</text:p>
          </table:table-cell>
          <table:table-cell table:formula="of:=0.2/[.C3]" office:value-type="float" office:value="0.0039848575413429" calcext:value-type="float">
            <text:p>0,0039848575413429</text:p>
          </table:table-cell>
          <table:table-cell table:formula="of:=0.0005/[.C3]" office:value-type="float" office:value="0.00000996214385335724" calcext:value-type="float">
            <text:p>9,96214385335724E-06</text:p>
          </table:table-cell>
          <table:table-cell table:formula="of:=1/[.A3]" office:value-type="float" office:value="0.00328947368421053" calcext:value-type="float">
            <text:p>0,00328947368421053</text:p>
          </table:table-cell>
          <table:table-cell table:formula="of:=2/9*10*[.B3]*[.B3]*(7874-1250)/[.D3]" office:value-type="float" office:value="0.59103744" calcext:value-type="float">
            <text:p>0,59103744</text:p>
          </table:table-cell>
          <table:table-cell table:formula="of:=2/9*10*[.B3]*(7874-1250)/[.D3]*SQRT(4*0.000025*0.000025+[.B3]*[.B3]*[.E3]*[.E3]/([.D3]*[.D3]))" office:value-type="float" office:value="0.0738944544587018" calcext:value-type="float">
            <text:p>0,0738944544587018</text:p>
          </table:table-cell>
          <table:table-cell table:formula="of:=2/9*7874*[.B3]*[.B3]/[.G3]" office:value-type="float" office:value="0.000473683096022554" calcext:value-type="float">
            <text:p>0,000473683096022554</text:p>
          </table:table-cell>
          <table:table-cell table:formula="of:=2/9*[.B3]*7874/[.G3]*SQRT(4*0.000025*0.000025+[.B3]*[.B3]*[.H3]*[.H3]/([.G3]*[.G3]))" office:value-type="float" office:value="0.0000837445055273411" calcext:value-type="float">
            <text:p>8,37445055273411E-05</text:p>
          </table:table-cell>
          <table:table-cell table:formula="of:=[.I3]*[.D3]" office:value-type="float" office:value="0.00000188755965739213" calcext:value-type="float">
            <text:p>1,88755965739213E-06</text:p>
          </table:table-cell>
          <table:table-cell table:formula="of:=SQRT([.I3]*[.I3]*[.E3]*[.E3]+[.D3]*[.D3]*[.J3]*[.J3])" office:value-type="float" office:value="0.00000033374328704852" calcext:value-type="float">
            <text:p>3,33743287048517E-07</text:p>
          </table:table-cell>
          <table:table-cell table:formula="of:=2*[.B3]*1250*[.D3]/[.G3]" office:value-type="float" office:value="0.00674214063552877" calcext:value-type="float">
            <text:p>0,00674214063552877</text:p>
          </table:table-cell>
          <table:table-cell table:formula="of:=LN([.G3])" office:value-type="float" office:value="-0.525875913328775" calcext:value-type="float">
            <text:p>-0,525875913328775</text:p>
          </table:table-cell>
          <table:table-cell table:number-columns-repeated="2"/>
          <table:table-cell table:formula="of:=273+23" office:value-type="float" office:value="296" calcext:value-type="float">
            <text:p>296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46.93" calcext:value-type="float">
            <text:p>46,93</text:p>
          </table:table-cell>
          <table:table-cell table:formula="of:=0.2/[.S3]" office:value-type="float" office:value="0.00426166631152781" calcext:value-type="float">
            <text:p>0,00426166631152781</text:p>
          </table:table-cell>
          <table:table-cell table:formula="of:=0.0005/[.S3]" office:value-type="float" office:value="0.0000106541657788195" calcext:value-type="float">
            <text:p>1,06541657788195E-05</text:p>
          </table:table-cell>
          <table:table-cell table:formula="of:=1/[.Q3]" office:value-type="float" office:value="0.00337837837837838" calcext:value-type="float">
            <text:p>0,00337837837837838</text:p>
          </table:table-cell>
          <table:table-cell table:formula="of:=2/9*10*(2600-1250)*[.R3]*[.R3]/[.T3]" office:value-type="float" office:value="0.776104875" calcext:value-type="float">
            <text:p>0,776104875</text:p>
          </table:table-cell>
          <table:table-cell table:formula="of:=2/9*10*[.R3]*(2600-1250)/[.T3]*SQRT(4*0.000025*0.000025+[.R3]*[.R3]*[.U3]*[.U3]/([.T3]*[.T3]))" office:value-type="float" office:value="0.0370082718354541" calcext:value-type="float">
            <text:p>0,0370082718354541</text:p>
          </table:table-cell>
          <table:table-cell table:formula="of:=2/9*2600*[.R3]*[.R3]/[.W3]" office:value-type="float" office:value="0.000820765363701652" calcext:value-type="float">
            <text:p>0,000820765363701652</text:p>
          </table:table-cell>
          <table:table-cell table:formula="of:=2/9*[.R3]*2600/[.W3]*SQRT(4*0.000025*0.000025+[.R3]*[.R3]*[.X3]*[.X3]/([.W3]*[.W3]))" office:value-type="float" office:value="0.0000553112882947221" calcext:value-type="float">
            <text:p>5,53112882947221E-05</text:p>
          </table:table-cell>
          <table:table-cell table:formula="of:=[.Y3]*[.T3]" office:value-type="float" office:value="0.0000034978281001562" calcext:value-type="float">
            <text:p>3,4978281001562E-06</text:p>
          </table:table-cell>
          <table:table-cell table:formula="of:=SQRT([.Y3]*[.Y3]*[.U3]*[.U3]+[.T3]*[.T3]*[.Z3]*[.Z3])" office:value-type="float" office:value="0.00000023588039928078" calcext:value-type="float">
            <text:p>2,35880399280777E-07</text:p>
          </table:table-cell>
          <table:table-cell table:formula="of:=2*[.R3]*1250*[.T3]/[.W3]" office:value-type="float" office:value="0.014414126786358" calcext:value-type="float">
            <text:p>0,014414126786358</text:p>
          </table:table-cell>
          <table:table-cell table:formula="of:=LN([.W3])" office:value-type="float" office:value="-0.253467619734737" calcext:value-type="float">
            <text:p>-0,2534676197347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38.4" calcext:value-type="float">
            <text:p>38,4</text:p>
          </table:table-cell>
          <table:table-cell table:formula="of:=0.2/[.C4]" office:value-type="float" office:value="0.00520833333333333" calcext:value-type="float">
            <text:p>0,00520833333333333</text:p>
          </table:table-cell>
          <table:table-cell table:formula="of:=0.0005/[.C4]" office:value-type="float" office:value="0.0000130208333333333" calcext:value-type="float">
            <text:p>1,30208333333333E-05</text:p>
          </table:table-cell>
          <table:table-cell table:formula="of:=1/[.A4]" office:value-type="float" office:value="0.00328947368421053" calcext:value-type="float">
            <text:p>0,00328947368421053</text:p>
          </table:table-cell>
          <table:table-cell table:formula="of:=2/9*10*[.B4]*[.B4]*(7874-1250)/[.D4]" office:value-type="float" office:value="0.4521984" calcext:value-type="float">
            <text:p>0,4521984</text:p>
          </table:table-cell>
          <table:table-cell table:formula="of:=2/9*10*[.B4]*(7874-1250)/[.D4]*SQRT(4*0.000025*0.000025+[.B4]*[.B4]*[.E4]*[.E4]/([.D4]*[.D4]))" office:value-type="float" office:value="0.05653610382973" calcext:value-type="float">
            <text:p>0,05653610382973</text:p>
          </table:table-cell>
          <table:table-cell table:formula="of:=2/9*7874*[.B4]*[.B4]/[.G4]" office:value-type="float" office:value="0.000619118609098229" calcext:value-type="float">
            <text:p>0,000619118609098229</text:p>
          </table:table-cell>
          <table:table-cell table:formula="of:=2/9*[.B4]*7874/[.G4]*SQRT(4*0.000025*0.000025+[.B4]*[.B4]*[.H4]*[.H4]/([.G4]*[.G4]))" office:value-type="float" office:value="0.000109456685740033" calcext:value-type="float">
            <text:p>0,000109456685740033</text:p>
          </table:table-cell>
          <table:table-cell table:formula="of:=[.I4]*[.D4]" office:value-type="float" office:value="0.00000322457608905327" calcext:value-type="float">
            <text:p>3,22457608905327E-06</text:p>
          </table:table-cell>
          <table:table-cell table:formula="of:=SQRT([.I4]*[.I4]*[.E4]*[.E4]+[.D4]*[.D4]*[.J4]*[.J4])" office:value-type="float" office:value="0.00000057014389933803" calcext:value-type="float">
            <text:p>5,70143899338024E-07</text:p>
          </table:table-cell>
          <table:table-cell table:formula="of:=2*[.B4]*1250*[.D4]/[.G4]" office:value-type="float" office:value="0.0115178057536987" calcext:value-type="float">
            <text:p>0,0115178057536987</text:p>
          </table:table-cell>
          <table:table-cell table:formula="of:=LN([.G4])" office:value-type="float" office:value="-0.793634257401936" calcext:value-type="float">
            <text:p>-0,793634257401936</text:p>
          </table:table-cell>
          <table:table-cell table:number-columns-repeated="2"/>
          <table:table-cell table:formula="of:=273+23" office:value-type="float" office:value="296" calcext:value-type="float">
            <text:p>296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51.38" calcext:value-type="float">
            <text:p>51,38</text:p>
          </table:table-cell>
          <table:table-cell table:formula="of:=0.2/[.S4]" office:value-type="float" office:value="0.00389256520046711" calcext:value-type="float">
            <text:p>0,00389256520046711</text:p>
          </table:table-cell>
          <table:table-cell table:formula="of:=0.0005/[.S4]" office:value-type="float" office:value="0.00000973141300116777" calcext:value-type="float">
            <text:p>9,73141300116777E-06</text:p>
          </table:table-cell>
          <table:table-cell table:formula="of:=1/[.Q4]" office:value-type="float" office:value="0.00337837837837838" calcext:value-type="float">
            <text:p>0,00337837837837838</text:p>
          </table:table-cell>
          <table:table-cell table:formula="of:=2/9*10*(2600-1250)*[.R4]*[.R4]/[.T4]" office:value-type="float" office:value="0.84969675" calcext:value-type="float">
            <text:p>0,84969675</text:p>
          </table:table-cell>
          <table:table-cell table:formula="of:=2/9*10*[.R4]*(2600-1250)/[.T4]*SQRT(4*0.000025*0.000025+[.R4]*[.R4]*[.U4]*[.U4]/([.T4]*[.T4]))" office:value-type="float" office:value="0.0405174729790248" calcext:value-type="float">
            <text:p>0,0405174729790248</text:p>
          </table:table-cell>
          <table:table-cell table:formula="of:=2/9*2600*[.R4]*[.R4]/[.W4]" office:value-type="float" office:value="0.000749679223793665" calcext:value-type="float">
            <text:p>0,000749679223793665</text:p>
          </table:table-cell>
          <table:table-cell table:formula="of:=2/9*[.R4]*2600/[.W4]*SQRT(4*0.000025*0.000025+[.R4]*[.R4]*[.X4]*[.X4]/([.W4]*[.W4]))" office:value-type="float" office:value="0.000050520801083521" calcext:value-type="float">
            <text:p>5,0520801083521E-05</text:p>
          </table:table-cell>
          <table:table-cell table:formula="of:=[.Y4]*[.T4]" office:value-type="float" office:value="0.00000291817525805241" calcext:value-type="float">
            <text:p>2,91817525805241E-06</text:p>
          </table:table-cell>
          <table:table-cell table:formula="of:=SQRT([.Y4]*[.Y4]*[.U4]*[.U4]+[.T4]*[.T4]*[.Z4]*[.Z4])" office:value-type="float" office:value="0.00000019679078712014" calcext:value-type="float">
            <text:p>1,96790787120141E-07</text:p>
          </table:table-cell>
          <table:table-cell table:formula="of:=2*[.R4]*1250*[.T4]/[.W4]" office:value-type="float" office:value="0.0120254474919742" calcext:value-type="float">
            <text:p>0,0120254474919742</text:p>
          </table:table-cell>
          <table:table-cell table:formula="of:=LN([.W4])" office:value-type="float" office:value="-0.162875757859325" calcext:value-type="float">
            <text:p>-0,1628757578593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29.12" calcext:value-type="float">
            <text:p>29,12</text:p>
          </table:table-cell>
          <table:table-cell table:formula="of:=0.2/[.C5]" office:value-type="float" office:value="0.00686813186813187" calcext:value-type="float">
            <text:p>0,00686813186813187</text:p>
          </table:table-cell>
          <table:table-cell table:formula="of:=0.0005/[.C5]" office:value-type="float" office:value="0.0000171703296703297" calcext:value-type="float">
            <text:p>1,71703296703297E-05</text:p>
          </table:table-cell>
          <table:table-cell table:formula="of:=1/[.A5]" office:value-type="float" office:value="0.00328947368421053" calcext:value-type="float">
            <text:p>0,00328947368421053</text:p>
          </table:table-cell>
          <table:table-cell table:formula="of:=2/9*10*[.B5]*[.B5]*(7874-1250)/[.D5]" office:value-type="float" office:value="0.43400448" calcext:value-type="float">
            <text:p>0,43400448</text:p>
          </table:table-cell>
          <table:table-cell table:formula="of:=2/9*10*[.B5]*(7874-1250)/[.D5]*SQRT(4*0.000025*0.000025+[.B5]*[.B5]*[.E5]*[.E5]/([.D5]*[.D5]))" office:value-type="float" office:value="0.0482349248315215" calcext:value-type="float">
            <text:p>0,0482349248315215</text:p>
          </table:table-cell>
          <table:table-cell table:formula="of:=2/9*7874*[.B5]*[.B5]/[.G5]" office:value-type="float" office:value="0.000816420143865796" calcext:value-type="float">
            <text:p>0,000816420143865796</text:p>
          </table:table-cell>
          <table:table-cell table:formula="of:=2/9*[.B5]*7874/[.G5]*SQRT(4*0.000025*0.000025+[.B5]*[.B5]*[.H5]*[.H5]/([.G5]*[.G5]))" office:value-type="float" office:value="0.000128304284323255" calcext:value-type="float">
            <text:p>0,000128304284323255</text:p>
          </table:table-cell>
          <table:table-cell table:formula="of:=[.I5]*[.D5]" office:value-type="float" office:value="0.00000560728120786948" calcext:value-type="float">
            <text:p>5,60728120786948E-06</text:p>
          </table:table-cell>
          <table:table-cell table:formula="of:=SQRT([.I5]*[.I5]*[.E5]*[.E5]+[.D5]*[.D5]*[.J5]*[.J5])" office:value-type="float" office:value="0.00000088132223693656" calcext:value-type="float">
            <text:p>8,81322236936563E-07</text:p>
          </table:table-cell>
          <table:table-cell table:formula="of:=2*[.B5]*1250*[.D5]/[.G5]" office:value-type="float" office:value="0.0178031534412925" calcext:value-type="float">
            <text:p>0,0178031534412925</text:p>
          </table:table-cell>
          <table:table-cell table:formula="of:=LN([.G5])" office:value-type="float" office:value="-0.834700422354364" calcext:value-type="float">
            <text:p>-0,834700422354364</text:p>
          </table:table-cell>
          <table:table-cell table:number-columns-repeated="2"/>
          <table:table-cell table:formula="of:=273+31" office:value-type="float" office:value="304" calcext:value-type="float">
            <text:p>304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35.56" calcext:value-type="float">
            <text:p>35,56</text:p>
          </table:table-cell>
          <table:table-cell table:formula="of:=0.2/[.S5]" office:value-type="float" office:value="0.00562429696287964" calcext:value-type="float">
            <text:p>0,00562429696287964</text:p>
          </table:table-cell>
          <table:table-cell table:formula="of:=0.0005/[.S5]" office:value-type="float" office:value="0.0000140607424071991" calcext:value-type="float">
            <text:p>1,40607424071991E-05</text:p>
          </table:table-cell>
          <table:table-cell table:formula="of:=1/[.Q5]" office:value-type="float" office:value="0.00328947368421053" calcext:value-type="float">
            <text:p>0,00328947368421053</text:p>
          </table:table-cell>
          <table:table-cell table:formula="of:=2/9*10*(2600-1250)*[.R5]*[.R5]/[.T5]" office:value-type="float" office:value="0.5880735" calcext:value-type="float">
            <text:p>0,5880735</text:p>
          </table:table-cell>
          <table:table-cell table:formula="of:=2/9*10*[.R5]*(2600-1250)/[.T5]*SQRT(4*0.000025*0.000025+[.R5]*[.R5]*[.U5]*[.U5]/([.T5]*[.T5]))" office:value-type="float" office:value="0.0280420657674994" calcext:value-type="float">
            <text:p>0,0280420657674994</text:p>
          </table:table-cell>
          <table:table-cell table:formula="of:=2/9*2600*[.R5]*[.R5]/[.W5]" office:value-type="float" office:value="0.00108319793359163" calcext:value-type="float">
            <text:p>0,00108319793359163</text:p>
          </table:table-cell>
          <table:table-cell table:formula="of:=2/9*[.R5]*2600/[.W5]*SQRT(4*0.000025*0.000025+[.R5]*[.R5]*[.X5]*[.X5]/([.W5]*[.W5]))" office:value-type="float" office:value="0.0000729965905419378" calcext:value-type="float">
            <text:p>7,29965905419378E-05</text:p>
          </table:table-cell>
          <table:table-cell table:formula="of:=[.Y5]*[.T5]" office:value-type="float" office:value="0.00000609222684809693" calcext:value-type="float">
            <text:p>6,09222684809693E-06</text:p>
          </table:table-cell>
          <table:table-cell table:formula="of:=SQRT([.Y5]*[.Y5]*[.U5]*[.U5]+[.T5]*[.T5]*[.Z5]*[.Z5])" office:value-type="float" office:value="0.00000041083691373341" calcext:value-type="float">
            <text:p>4,10836913733411E-07</text:p>
          </table:table-cell>
          <table:table-cell table:formula="of:=2*[.R5]*1250*[.T5]/[.W5]" office:value-type="float" office:value="0.0251053304179818" calcext:value-type="float">
            <text:p>0,0251053304179818</text:p>
          </table:table-cell>
          <table:table-cell table:formula="of:=LN([.W5])" office:value-type="float" office:value="-0.530903338895359" calcext:value-type="float">
            <text:p>-0,530903338895359</text:p>
          </table:table-cell>
        </table:table-row>
        <table:table-row table:style-name="ro1">
          <table:table-cell table:formula="of:=38+273" office:value-type="float" office:value="311" calcext:value-type="float">
            <text:p>311</text:p>
          </table:table-cell>
          <table:table-cell table:formula="of:=19*0.05*0.001*0.5" office:value-type="float" office:value="0.000475" calcext:value-type="float">
            <text:p>0,000475</text:p>
          </table:table-cell>
          <table:table-cell office:value-type="float" office:value="16.03" calcext:value-type="float">
            <text:p>16,03</text:p>
          </table:table-cell>
          <table:table-cell table:formula="of:=0.2/[.C6]" office:value-type="float" office:value="0.0124766063630692" calcext:value-type="float">
            <text:p>0,0124766063630692</text:p>
          </table:table-cell>
          <table:table-cell table:formula="of:=0.0005/[.C6]" office:value-type="float" office:value="0.0000311915159076731" calcext:value-type="float">
            <text:p>3,11915159076731E-05</text:p>
          </table:table-cell>
          <table:table-cell table:formula="of:=1/[.A6]" office:value-type="float" office:value="0.00321543408360129" calcext:value-type="float">
            <text:p>0,00321543408360129</text:p>
          </table:table-cell>
          <table:table-cell table:formula="of:=2/9*10*[.B6]*[.B6]*(7874-1250)/[.D6]" office:value-type="float" office:value="0.26619418" calcext:value-type="float">
            <text:p>0,26619418</text:p>
          </table:table-cell>
          <table:table-cell table:formula="of:=2/9*10*[.B6]*(7874-1250)/[.D6]*SQRT(4*0.000025*0.000025+[.B6]*[.B6]*[.E6]*[.E6]/([.D6]*[.D6]))" office:value-type="float" office:value="0.0280283415256373" calcext:value-type="float">
            <text:p>0,0280283415256373</text:p>
          </table:table-cell>
          <table:table-cell table:formula="of:=2/9*7874*[.B6]*[.B6]/[.G6]" office:value-type="float" office:value="0.00148310384213175" calcext:value-type="float">
            <text:p>0,00148310384213175</text:p>
          </table:table-cell>
          <table:table-cell table:formula="of:=2/9*[.B6]*7874/[.G6]*SQRT(4*0.000025*0.000025+[.B6]*[.B6]*[.H6]*[.H6]/([.G6]*[.G6]))" office:value-type="float" office:value="0.000220812770197535" calcext:value-type="float">
            <text:p>0,000220812770197535</text:p>
          </table:table-cell>
          <table:table-cell table:formula="of:=[.I6]*[.D6]" office:value-type="float" office:value="0.0000185041028338335" calcext:value-type="float">
            <text:p>1,85041028338335E-05</text:p>
          </table:table-cell>
          <table:table-cell table:formula="of:=SQRT([.I6]*[.I6]*[.E6]*[.E6]+[.D6]*[.D6]*[.J6]*[.J6])" office:value-type="float" office:value="0.00000275538237398598" calcext:value-type="float">
            <text:p>2,75538237398598E-06</text:p>
          </table:table-cell>
          <table:table-cell table:formula="of:=2*[.B6]*1250*[.D6]/[.G6]" office:value-type="float" office:value="0.0556585048408824" calcext:value-type="float">
            <text:p>0,0556585048408824</text:p>
          </table:table-cell>
          <table:table-cell table:formula="of:=LN([.G6])" office:value-type="float" office:value="-1.32352923652084" calcext:value-type="float">
            <text:p>-1,32352923652084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43*0.05*0.001*0.5" office:value-type="float" office:value="0.001075" calcext:value-type="float">
            <text:p>0,001075</text:p>
          </table:table-cell>
          <table:table-cell office:value-type="float" office:value="34.26" calcext:value-type="float">
            <text:p>34,26</text:p>
          </table:table-cell>
          <table:table-cell table:formula="of:=0.2/[.S6]" office:value-type="float" office:value="0.00583771161704612" calcext:value-type="float">
            <text:p>0,00583771161704612</text:p>
          </table:table-cell>
          <table:table-cell table:formula="of:=0.0005/[.S6]" office:value-type="float" office:value="0.0000145942790426153" calcext:value-type="float">
            <text:p>1,45942790426153E-05</text:p>
          </table:table-cell>
          <table:table-cell table:formula="of:=1/[.Q6]" office:value-type="float" office:value="0.00328947368421053" calcext:value-type="float">
            <text:p>0,00328947368421053</text:p>
          </table:table-cell>
          <table:table-cell table:formula="of:=2/9*10*(2600-1250)*[.R6]*[.R6]/[.T6]" office:value-type="float" office:value="0.5938756875" calcext:value-type="float">
            <text:p>0,5938756875</text:p>
          </table:table-cell>
          <table:table-cell table:formula="of:=2/9*10*[.R6]*(2600-1250)/[.T6]*SQRT(4*0.000025*0.000025+[.R6]*[.R6]*[.U6]*[.U6]/([.T6]*[.T6]))" office:value-type="float" office:value="0.0276619972451719" calcext:value-type="float">
            <text:p>0,0276619972451719</text:p>
          </table:table-cell>
          <table:table-cell table:formula="of:=2/9*2600*[.R6]*[.R6]/[.W6]" office:value-type="float" office:value="0.00112430001513481" calcext:value-type="float">
            <text:p>0,00112430001513481</text:p>
          </table:table-cell>
          <table:table-cell table:formula="of:=2/9*[.R6]*2600/[.W6]*SQRT(4*0.000025*0.000025+[.R6]*[.R6]*[.X6]*[.X6]/([.W6]*[.W6]))" office:value-type="float" office:value="0.0000740068984993085" calcext:value-type="float">
            <text:p>7,40068984993085E-05</text:p>
          </table:table-cell>
          <table:table-cell table:formula="of:=[.Y6]*[.T6]" office:value-type="float" office:value="0.0000065633392593976" calcext:value-type="float">
            <text:p>6,5633392593976E-06</text:p>
          </table:table-cell>
          <table:table-cell table:formula="of:=SQRT([.Y6]*[.Y6]*[.U6]*[.U6]+[.T6]*[.T6]*[.Z6]*[.Z6])" office:value-type="float" office:value="0.00000043234240981608" calcext:value-type="float">
            <text:p>4,32342409816075E-07</text:p>
          </table:table-cell>
          <table:table-cell table:formula="of:=2*[.R6]*1250*[.T6]/[.W6]" office:value-type="float" office:value="0.0264177340494536" calcext:value-type="float">
            <text:p>0,0264177340494536</text:p>
          </table:table-cell>
          <table:table-cell table:formula="of:=LN([.W6])" office:value-type="float" office:value="-0.521085261824701" calcext:value-type="float">
            <text:p>-0,5210852618247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15*0.05*0.001*0.5" office:value-type="float" office:value="0.000375" calcext:value-type="float">
            <text:p>0,000375</text:p>
          </table:table-cell>
          <table:table-cell office:value-type="float" office:value="22.18" calcext:value-type="float">
            <text:p>22,18</text:p>
          </table:table-cell>
          <table:table-cell table:formula="of:=0.2/[.C7]" office:value-type="float" office:value="0.00901713255184851" calcext:value-type="float">
            <text:p>0,00901713255184851</text:p>
          </table:table-cell>
          <table:table-cell table:formula="of:=0.0005/[.C7]" office:value-type="float" office:value="0.0000225428313796213" calcext:value-type="float">
            <text:p>2,25428313796213E-05</text:p>
          </table:table-cell>
          <table:table-cell table:formula="of:=1/[.A7]" office:value-type="float" office:value="0.00321543408360129" calcext:value-type="float">
            <text:p>0,00321543408360129</text:p>
          </table:table-cell>
          <table:table-cell table:formula="of:=2/9*10*[.B7]*[.B7]*(7874-1250)/[.D7]" office:value-type="float" office:value="0.229563" calcext:value-type="float">
            <text:p>0,229563</text:p>
          </table:table-cell>
          <table:table-cell table:formula="of:=2/9*10*[.B7]*(7874-1250)/[.D7]*SQRT(4*0.000025*0.000025+[.B7]*[.B7]*[.E7]*[.E7]/([.D7]*[.D7]))" office:value-type="float" office:value="0.0306137799100104" calcext:value-type="float">
            <text:p>0,0306137799100104</text:p>
          </table:table-cell>
          <table:table-cell table:formula="of:=2/9*7874*[.B7]*[.B7]/[.G7]" office:value-type="float" office:value="0.00107187351620252" calcext:value-type="float">
            <text:p>0,00107187351620252</text:p>
          </table:table-cell>
          <table:table-cell table:formula="of:=2/9*[.B7]*7874/[.G7]*SQRT(4*0.000025*0.000025+[.B7]*[.B7]*[.H7]*[.H7]/([.G7]*[.G7]))" office:value-type="float" office:value="0.00020213217168273" calcext:value-type="float">
            <text:p>0,00020213217168273</text:p>
          </table:table-cell>
          <table:table-cell table:formula="of:=[.I7]*[.D7]" office:value-type="float" office:value="0.0000096652255744141" calcext:value-type="float">
            <text:p>9,6652255744141E-06</text:p>
          </table:table-cell>
          <table:table-cell table:formula="of:=SQRT([.I7]*[.I7]*[.E7]*[.E7]+[.D7]*[.D7]*[.J7]*[.J7])" office:value-type="float" office:value="0.00000182281274394018" calcext:value-type="float">
            <text:p>1,82281274394018E-06</text:p>
          </table:table-cell>
          <table:table-cell table:formula="of:=2*[.B7]*1250*[.D7]/[.G7]" office:value-type="float" office:value="0.0368245830876839" calcext:value-type="float">
            <text:p>0,0368245830876839</text:p>
          </table:table-cell>
          <table:table-cell table:formula="of:=LN([.G7])" office:value-type="float" office:value="-1.47157777734854" calcext:value-type="float">
            <text:p>-1,47157777734854</text:p>
          </table:table-cell>
          <table:table-cell table:number-columns-repeated="2"/>
          <table:table-cell table:formula="of:=38+273" office:value-type="float" office:value="311" calcext:value-type="float">
            <text:p>311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6.99" calcext:value-type="float">
            <text:p>16,99</text:p>
          </table:table-cell>
          <table:table-cell table:formula="of:=0.2/[.S7]" office:value-type="float" office:value="0.0117716303708064" calcext:value-type="float">
            <text:p>0,0117716303708064</text:p>
          </table:table-cell>
          <table:table-cell table:formula="of:=0.0005/[.S7]" office:value-type="float" office:value="0.0000294290759270159" calcext:value-type="float">
            <text:p>2,94290759270159E-05</text:p>
          </table:table-cell>
          <table:table-cell table:formula="of:=1/[.Q7]" office:value-type="float" office:value="0.00321543408360129" calcext:value-type="float">
            <text:p>0,00321543408360129</text:p>
          </table:table-cell>
          <table:table-cell table:formula="of:=2/9*10*(2600-1250)*[.R7]*[.R7]/[.T7]" office:value-type="float" office:value="0.280972125" calcext:value-type="float">
            <text:p>0,280972125</text:p>
          </table:table-cell>
          <table:table-cell table:formula="of:=2/9*10*[.R7]*(2600-1250)/[.T7]*SQRT(4*0.000025*0.000025+[.R7]*[.R7]*[.U7]*[.U7]/([.T7]*[.T7]))" office:value-type="float" office:value="0.0133980511077001" calcext:value-type="float">
            <text:p>0,0133980511077001</text:p>
          </table:table-cell>
          <table:table-cell table:formula="of:=2/9*2600*[.R7]*[.R7]/[.W7]" office:value-type="float" office:value="0.0022671288121553" calcext:value-type="float">
            <text:p>0,0022671288121553</text:p>
          </table:table-cell>
          <table:table-cell table:formula="of:=2/9*[.R7]*2600/[.W7]*SQRT(4*0.000025*0.000025+[.R7]*[.R7]*[.X7]*[.X7]/([.W7]*[.W7]))" office:value-type="float" office:value="0.000152781563253167" calcext:value-type="float">
            <text:p>0,000152781563253167</text:p>
          </table:table-cell>
          <table:table-cell table:formula="of:=[.Y7]*[.T7]" office:value-type="float" office:value="0.0000266878023796974" calcext:value-type="float">
            <text:p>2,66878023796974E-05</text:p>
          </table:table-cell>
          <table:table-cell table:formula="of:=SQRT([.Y7]*[.Y7]*[.U7]*[.U7]+[.T7]*[.T7]*[.Z7]*[.Z7])" office:value-type="float" office:value="0.00000179972522976998" calcext:value-type="float">
            <text:p>1,79972522976998E-06</text:p>
          </table:table-cell>
          <table:table-cell table:formula="of:=2*[.R7]*1250*[.T7]/[.W7]" office:value-type="float" office:value="0.109977207608643" calcext:value-type="float">
            <text:p>0,109977207608643</text:p>
          </table:table-cell>
          <table:table-cell table:formula="of:=LN([.W7])" office:value-type="float" office:value="-1.26949981385722" calcext:value-type="float">
            <text:p>-1,26949981385722</text:p>
          </table:table-cell>
        </table:table-row>
        <table:table-row table:style-name="ro1">
          <table:table-cell table:formula="of:=46+273" office:value-type="float" office:value="319" calcext:value-type="float">
            <text:p>319</text:p>
          </table:table-cell>
          <table:table-cell table:formula="of:=14*0.05*0.001*0.5" office:value-type="float" office:value="0.00035" calcext:value-type="float">
            <text:p>0,00035</text:p>
          </table:table-cell>
          <table:table-cell office:value-type="float" office:value="15.73" calcext:value-type="float">
            <text:p>15,73</text:p>
          </table:table-cell>
          <table:table-cell table:formula="of:=0.2/[.C8]" office:value-type="float" office:value="0.0127145581691036" calcext:value-type="float">
            <text:p>0,0127145581691036</text:p>
          </table:table-cell>
          <table:table-cell table:formula="of:=0.0005/[.C8]" office:value-type="float" office:value="0.0000317863954227591" calcext:value-type="float">
            <text:p>3,17863954227591E-05</text:p>
          </table:table-cell>
          <table:table-cell table:formula="of:=1/[.A8]" office:value-type="float" office:value="0.00313479623824451" calcext:value-type="float">
            <text:p>0,00313479623824451</text:p>
          </table:table-cell>
          <table:table-cell table:formula="of:=2/9*10*[.B8]*[.B8]*(7874-1250)/[.D8]" office:value-type="float" office:value="0.14182168" calcext:value-type="float">
            <text:p>0,14182168</text:p>
          </table:table-cell>
          <table:table-cell table:formula="of:=2/9*10*[.B8]*(7874-1250)/[.D8]*SQRT(4*0.000025*0.000025+[.B8]*[.B8]*[.E8]*[.E8]/([.D8]*[.D8]))" office:value-type="float" office:value="0.0202633421117627" calcext:value-type="float">
            <text:p>0,0202633421117627</text:p>
          </table:table-cell>
          <table:table-cell table:formula="of:=2/9*7874*[.B8]*[.B8]/[.G8]" office:value-type="float" office:value="0.00151138935723916" calcext:value-type="float">
            <text:p>0,00151138935723916</text:p>
          </table:table-cell>
          <table:table-cell table:formula="of:=2/9*[.B8]*7874/[.G8]*SQRT(4*0.000025*0.000025+[.B8]*[.B8]*[.H8]*[.H8]/([.G8]*[.G8]))" office:value-type="float" office:value="0.000305370138221368" calcext:value-type="float">
            <text:p>0,000305370138221368</text:p>
          </table:table-cell>
          <table:table-cell table:formula="of:=[.I8]*[.D8]" office:value-type="float" office:value="0.0000192166478987814" calcext:value-type="float">
            <text:p>1,92166478987814E-05</text:p>
          </table:table-cell>
          <table:table-cell table:formula="of:=SQRT([.I8]*[.I8]*[.E8]*[.E8]+[.D8]*[.D8]*[.J8]*[.J8])" office:value-type="float" office:value="0.00000388294359374961" calcext:value-type="float">
            <text:p>3,88294359374961E-06</text:p>
          </table:table-cell>
          <table:table-cell table:formula="of:=2*[.B8]*1250*[.D8]/[.G8]" office:value-type="float" office:value="0.0784452588487576" calcext:value-type="float">
            <text:p>0,0784452588487576</text:p>
          </table:table-cell>
          <table:table-cell table:formula="of:=LN([.G8])" office:value-type="float" office:value="-1.95318478517448" calcext:value-type="float">
            <text:p>-1,95318478517448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8.2" calcext:value-type="float">
            <text:p>18,2</text:p>
          </table:table-cell>
          <table:table-cell table:formula="of:=0.2/[.S8]" office:value-type="float" office:value="0.010989010989011" calcext:value-type="float">
            <text:p>0,010989010989011</text:p>
          </table:table-cell>
          <table:table-cell table:formula="of:=0.0005/[.S8]" office:value-type="float" office:value="0.0000274725274725275" calcext:value-type="float">
            <text:p>2,74725274725275E-05</text:p>
          </table:table-cell>
          <table:table-cell table:formula="of:=1/[.Q8]" office:value-type="float" office:value="0.00321543408360129" calcext:value-type="float">
            <text:p>0,00321543408360129</text:p>
          </table:table-cell>
          <table:table-cell table:formula="of:=2/9*10*(2600-1250)*[.R8]*[.R8]/[.T8]" office:value-type="float" office:value="0.3009825" calcext:value-type="float">
            <text:p>0,3009825</text:p>
          </table:table-cell>
          <table:table-cell table:formula="of:=2/9*10*[.R8]*(2600-1250)/[.T8]*SQRT(4*0.000025*0.000025+[.R8]*[.R8]*[.U8]*[.U8]/([.T8]*[.T8]))" office:value-type="float" office:value="0.0143522383849407" calcext:value-type="float">
            <text:p>0,0143522383849407</text:p>
          </table:table-cell>
          <table:table-cell table:formula="of:=2/9*2600*[.R8]*[.R8]/[.W8]" office:value-type="float" office:value="0.00211640211640212" calcext:value-type="float">
            <text:p>0,00211640211640212</text:p>
          </table:table-cell>
          <table:table-cell table:formula="of:=2/9*[.R8]*2600/[.W8]*SQRT(4*0.000025*0.000025+[.R8]*[.R8]*[.X8]*[.X8]/([.W8]*[.W8]))" office:value-type="float" office:value="0.000142624107674248" calcext:value-type="float">
            <text:p>0,000142624107674248</text:p>
          </table:table-cell>
          <table:table-cell table:formula="of:=[.Y8]*[.T8]" office:value-type="float" office:value="0.000023257166114309" calcext:value-type="float">
            <text:p>2,3257166114309E-05</text:p>
          </table:table-cell>
          <table:table-cell table:formula="of:=SQRT([.Y8]*[.Y8]*[.U8]*[.U8]+[.T8]*[.T8]*[.Z8]*[.Z8])" office:value-type="float" office:value="0.00000156837599564643" calcext:value-type="float">
            <text:p>1,56837599564643E-06</text:p>
          </table:table-cell>
          <table:table-cell table:formula="of:=2*[.R8]*1250*[.T8]/[.W8]" office:value-type="float" office:value="0.0958399702512732" calcext:value-type="float">
            <text:p>0,0958399702512732</text:p>
          </table:table-cell>
          <table:table-cell table:formula="of:=LN([.W8])" office:value-type="float" office:value="-1.20070315545831" calcext:value-type="float">
            <text:p>-1,200703155458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13.67" calcext:value-type="float">
            <text:p>13,67</text:p>
          </table:table-cell>
          <table:table-cell table:formula="of:=0.2/[.C9]" office:value-type="float" office:value="0.0146305779078274" calcext:value-type="float">
            <text:p>0,0146305779078274</text:p>
          </table:table-cell>
          <table:table-cell table:formula="of:=0.0005/[.C9]" office:value-type="float" office:value="0.0000365764447695684" calcext:value-type="float">
            <text:p>3,65764447695684E-05</text:p>
          </table:table-cell>
          <table:table-cell table:formula="of:=1/[.A9]" office:value-type="float" office:value="0.00313479623824451" calcext:value-type="float">
            <text:p>0,00313479623824451</text:p>
          </table:table-cell>
          <table:table-cell table:formula="of:=2/9*10*[.B9]*[.B9]*(7874-1250)/[.D9]" office:value-type="float" office:value="0.16097792" calcext:value-type="float">
            <text:p>0,16097792</text:p>
          </table:table-cell>
          <table:table-cell table:formula="of:=2/9*10*[.B9]*(7874-1250)/[.D9]*SQRT(4*0.000025*0.000025+[.B9]*[.B9]*[.E9]*[.E9]/([.D9]*[.D9]))" office:value-type="float" office:value="0.0201262640456357" calcext:value-type="float">
            <text:p>0,0201262640456357</text:p>
          </table:table-cell>
          <table:table-cell table:formula="of:=2/9*7874*[.B9]*[.B9]/[.G9]" office:value-type="float" office:value="0.00173914810456269" calcext:value-type="float">
            <text:p>0,00173914810456269</text:p>
          </table:table-cell>
          <table:table-cell table:formula="of:=2/9*[.B9]*7874/[.G9]*SQRT(4*0.000025*0.000025+[.B9]*[.B9]*[.H9]*[.H9]/([.G9]*[.G9]))" office:value-type="float" office:value="0.000307471597104407" calcext:value-type="float">
            <text:p>0,000307471597104407</text:p>
          </table:table-cell>
          <table:table-cell table:formula="of:=[.I9]*[.D9]" office:value-type="float" office:value="0.0000254447418370547" calcext:value-type="float">
            <text:p>2,54447418370547E-05</text:p>
          </table:table-cell>
          <table:table-cell table:formula="of:=SQRT([.I9]*[.I9]*[.E9]*[.E9]+[.D9]*[.D9]*[.J9]*[.J9])" office:value-type="float" office:value="0.00000449893689216278" calcext:value-type="float">
            <text:p>4,49893689216278E-06</text:p>
          </table:table-cell>
          <table:table-cell table:formula="of:=2*[.B9]*1250*[.D9]/[.G9]" office:value-type="float" office:value="0.0908856190204679" calcext:value-type="float">
            <text:p>0,0908856190204679</text:p>
          </table:table-cell>
          <table:table-cell table:formula="of:=LN([.G9])" office:value-type="float" office:value="-1.82648806625976" calcext:value-type="float">
            <text:p>-1,82648806625976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7.8" calcext:value-type="float">
            <text:p>17,8</text:p>
          </table:table-cell>
          <table:table-cell table:formula="of:=0.2/[.S9]" office:value-type="float" office:value="0.0112359550561798" calcext:value-type="float">
            <text:p>0,0112359550561798</text:p>
          </table:table-cell>
          <table:table-cell table:formula="of:=0.0005/[.S9]" office:value-type="float" office:value="0.0000280898876404494" calcext:value-type="float">
            <text:p>2,80898876404494E-05</text:p>
          </table:table-cell>
          <table:table-cell table:formula="of:=1/[.Q9]" office:value-type="float" office:value="0.00321543408360129" calcext:value-type="float">
            <text:p>0,00321543408360129</text:p>
          </table:table-cell>
          <table:table-cell table:formula="of:=2/9*10*(2600-1250)*[.R9]*[.R9]/[.T9]" office:value-type="float" office:value="0.2943675" calcext:value-type="float">
            <text:p>0,2943675</text:p>
          </table:table-cell>
          <table:table-cell table:formula="of:=2/9*10*[.R9]*(2600-1250)/[.T9]*SQRT(4*0.000025*0.000025+[.R9]*[.R9]*[.U9]*[.U9]/([.T9]*[.T9]))" office:value-type="float" office:value="0.0140368045742826" calcext:value-type="float">
            <text:p>0,0140368045742826</text:p>
          </table:table-cell>
          <table:table-cell table:formula="of:=2/9*2600*[.R9]*[.R9]/[.W9]" office:value-type="float" office:value="0.00216396171452351" calcext:value-type="float">
            <text:p>0,00216396171452351</text:p>
          </table:table-cell>
          <table:table-cell table:formula="of:=2/9*[.R9]*2600/[.W9]*SQRT(4*0.000025*0.000025+[.R9]*[.R9]*[.X9]*[.X9]/([.W9]*[.W9]))" office:value-type="float" office:value="0.000145829143801759" calcext:value-type="float">
            <text:p>0,000145829143801759</text:p>
          </table:table-cell>
          <table:table-cell table:formula="of:=[.Y9]*[.T9]" office:value-type="float" office:value="0.0000243141765676799" calcext:value-type="float">
            <text:p>2,43141765676799E-05</text:p>
          </table:table-cell>
          <table:table-cell table:formula="of:=SQRT([.Y9]*[.Y9]*[.U9]*[.U9]+[.T9]*[.T9]*[.Z9]*[.Z9])" office:value-type="float" office:value="0.0000016396568135271" calcext:value-type="float">
            <text:p>1,6396568135271E-06</text:p>
          </table:table-cell>
          <table:table-cell table:formula="of:=2*[.R9]*1250*[.T9]/[.W9]" office:value-type="float" office:value="0.100195782559121" calcext:value-type="float">
            <text:p>0,100195782559121</text:p>
          </table:table-cell>
          <table:table-cell table:formula="of:=LN([.W9])" office:value-type="float" office:value="-1.22292629224302" calcext:value-type="float">
            <text:p>-1,222926292243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12.88" calcext:value-type="float">
            <text:p>12,88</text:p>
          </table:table-cell>
          <table:table-cell table:formula="of:=0.2/[.C10]" office:value-type="float" office:value="0.015527950310559" calcext:value-type="float">
            <text:p>0,015527950310559</text:p>
          </table:table-cell>
          <table:table-cell table:formula="of:=0.0005/[.C10]" office:value-type="float" office:value="0.0000388198757763975" calcext:value-type="float">
            <text:p>3,88198757763975E-05</text:p>
          </table:table-cell>
          <table:table-cell table:formula="of:=1/[.A10]" office:value-type="float" office:value="0.00313479623824451" calcext:value-type="float">
            <text:p>0,00313479623824451</text:p>
          </table:table-cell>
          <table:table-cell table:formula="of:=2/9*10*[.B10]*[.B10]*(7874-1250)/[.D10]" office:value-type="float" office:value="0.19196352" calcext:value-type="float">
            <text:p>0,19196352</text:p>
          </table:table-cell>
          <table:table-cell table:formula="of:=2/9*10*[.B10]*(7874-1250)/[.D10]*SQRT(4*0.000025*0.000025+[.B10]*[.B10]*[.E10]*[.E10]/([.D10]*[.D10]))" office:value-type="float" office:value="0.0213346782908653" calcext:value-type="float">
            <text:p>0,0213346782908653</text:p>
          </table:table-cell>
          <table:table-cell table:formula="of:=2/9*7874*[.B10]*[.B10]/[.G10]" office:value-type="float" office:value="0.00184581945569658" calcext:value-type="float">
            <text:p>0,00184581945569658</text:p>
          </table:table-cell>
          <table:table-cell table:formula="of:=2/9*[.B10]*7874/[.G10]*SQRT(4*0.000025*0.000025+[.B10]*[.B10]*[.H10]*[.H10]/([.G10]*[.G10]))" office:value-type="float" office:value="0.000290079251513446" calcext:value-type="float">
            <text:p>0,000290079251513446</text:p>
          </table:table-cell>
          <table:table-cell table:formula="of:=[.I10]*[.D10]" office:value-type="float" office:value="0.0000286617927903196" calcext:value-type="float">
            <text:p>2,86617927903196E-05</text:p>
          </table:table-cell>
          <table:table-cell table:formula="of:=SQRT([.I10]*[.I10]*[.E10]*[.E10]+[.D10]*[.D10]*[.J10]*[.J10])" office:value-type="float" office:value="0.00000450490610335816" calcext:value-type="float">
            <text:p>4,50490610335816E-06</text:p>
          </table:table-cell>
          <table:table-cell table:formula="of:=2*[.B10]*1250*[.D10]/[.G10]" office:value-type="float" office:value="0.0910013741120129" calcext:value-type="float">
            <text:p>0,0910013741120129</text:p>
          </table:table-cell>
          <table:table-cell table:formula="of:=LN([.G10])" office:value-type="float" office:value="-1.65044992500664" calcext:value-type="float">
            <text:p>-1,65044992500664</text:p>
          </table:table-cell>
          <table:table-cell table:number-columns-repeated="2"/>
          <table:table-cell table:formula="of:=46+273" office:value-type="float" office:value="319" calcext:value-type="float">
            <text:p>319</text:p>
          </table:table-cell>
          <table:table-cell table:formula="of:=43*0.05*0.001*0.5" office:value-type="float" office:value="0.001075" calcext:value-type="float">
            <text:p>0,001075</text:p>
          </table:table-cell>
          <table:table-cell office:value-type="float" office:value="11.07" calcext:value-type="float">
            <text:p>11,07</text:p>
          </table:table-cell>
          <table:table-cell table:formula="of:=0.2/[.S10]" office:value-type="float" office:value="0.01806684733514" calcext:value-type="float">
            <text:p>0,01806684733514</text:p>
          </table:table-cell>
          <table:table-cell table:formula="of:=0.0005/[.S10]" office:value-type="float" office:value="0.00004516711833785" calcext:value-type="float">
            <text:p>4,516711833785E-05</text:p>
          </table:table-cell>
          <table:table-cell table:formula="of:=1/[.Q10]" office:value-type="float" office:value="0.00313479623824451" calcext:value-type="float">
            <text:p>0,00313479623824451</text:p>
          </table:table-cell>
          <table:table-cell table:formula="of:=2/9*10*(2600-1250)*[.R10]*[.R10]/[.T10]" office:value-type="float" office:value="0.19189153125" calcext:value-type="float">
            <text:p>0,19189153125</text:p>
          </table:table-cell>
          <table:table-cell table:formula="of:=2/9*10*[.R10]*(2600-1250)/[.T10]*SQRT(4*0.000025*0.000025+[.R10]*[.R10]*[.U10]*[.U10]/([.T10]*[.T10]))" office:value-type="float" office:value="0.00893807091372017" calcext:value-type="float">
            <text:p>0,00893807091372017</text:p>
          </table:table-cell>
          <table:table-cell table:formula="of:=2/9*2600*[.R10]*[.R10]/[.W10]" office:value-type="float" office:value="0.00347954096824919" calcext:value-type="float">
            <text:p>0,00347954096824919</text:p>
          </table:table-cell>
          <table:table-cell table:formula="of:=2/9*[.R10]*2600/[.W10]*SQRT(4*0.000025*0.000025+[.R10]*[.R10]*[.X10]*[.X10]/([.W10]*[.W10]))" office:value-type="float" office:value="0.00022904032001683" calcext:value-type="float">
            <text:p>0,00022904032001683</text:p>
          </table:table-cell>
          <table:table-cell table:formula="of:=[.Y10]*[.T10]" office:value-type="float" office:value="0.0000628643354697234" calcext:value-type="float">
            <text:p>6,28643354697234E-05</text:p>
          </table:table-cell>
          <table:table-cell table:formula="of:=SQRT([.Y10]*[.Y10]*[.U10]*[.U10]+[.T10]*[.T10]*[.Z10]*[.Z10])" office:value-type="float" office:value="0.00000414101987026661" calcext:value-type="float">
            <text:p>4,14101987026661E-06</text:p>
          </table:table-cell>
          <table:table-cell table:formula="of:=2*[.R10]*1250*[.T10]/[.W10]" office:value-type="float" office:value="0.253031761729656" calcext:value-type="float">
            <text:p>0,253031761729656</text:p>
          </table:table-cell>
          <table:table-cell table:formula="of:=LN([.W10])" office:value-type="float" office:value="-1.65082500800013" calcext:value-type="float">
            <text:p>-1,65082500800013</text:p>
          </table:table-cell>
        </table:table-row>
        <table:table-row table:style-name="ro1">
          <table:table-cell table:formula="of:=23+273" office:value-type="float" office:value="296" calcext:value-type="float">
            <text:p>296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89.44" calcext:value-type="float">
            <text:p>89,44</text:p>
          </table:table-cell>
          <table:table-cell table:formula="of:=0.2/[.C11]" office:value-type="float" office:value="0.00223613595706619" calcext:value-type="float">
            <text:p>0,00223613595706619</text:p>
          </table:table-cell>
          <table:table-cell table:formula="of:=0.0005/[.C11]" office:value-type="float" office:value="0.00000559033989266547" calcext:value-type="float">
            <text:p>5,59033989266547E-06</text:p>
          </table:table-cell>
          <table:table-cell table:formula="of:=1/[.A11]" office:value-type="float" office:value="0.00337837837837838" calcext:value-type="float">
            <text:p>0,00337837837837838</text:p>
          </table:table-cell>
          <table:table-cell table:formula="of:=2/9*10*[.B11]*[.B11]*(7874-1250)/[.D11]" office:value-type="float" office:value="1.05324544" calcext:value-type="float">
            <text:p>1,05324544</text:p>
          </table:table-cell>
          <table:table-cell table:formula="of:=2/9*10*[.B11]*(7874-1250)/[.D11]*SQRT(4*0.000025*0.000025+[.B11]*[.B11]*[.E11]*[.E11]/([.D11]*[.D11]))" office:value-type="float" office:value="0.131682008503413" calcext:value-type="float">
            <text:p>0,131682008503413</text:p>
          </table:table-cell>
          <table:table-cell table:formula="of:=2/9*7874*[.B11]*[.B11]/[.G11]" office:value-type="float" office:value="0.000265811209630724" calcext:value-type="float">
            <text:p>0,000265811209630724</text:p>
          </table:table-cell>
          <table:table-cell table:formula="of:=2/9*[.B11]*7874/[.G11]*SQRT(4*0.000025*0.000025+[.B11]*[.B11]*[.H11]*[.H11]/([.G11]*[.G11]))" office:value-type="float" office:value="0.0000469939258991195" calcext:value-type="float">
            <text:p>4,69939258991195E-05</text:p>
          </table:table-cell>
          <table:table-cell table:formula="of:=[.I11]*[.D11]" office:value-type="float" office:value="0.00000059439000364652" calcext:value-type="float">
            <text:p>5,94390003646521E-07</text:p>
          </table:table-cell>
          <table:table-cell table:formula="of:=SQRT([.I11]*[.I11]*[.E11]*[.E11]+[.D11]*[.D11]*[.J11]*[.J11])" office:value-type="float" office:value="0.00000010509531332104" calcext:value-type="float">
            <text:p>1,05095313321035E-07</text:p>
          </table:table-cell>
          <table:table-cell table:formula="of:=2*[.B11]*1250*[.D11]/[.G11]" office:value-type="float" office:value="0.002123091040457" calcext:value-type="float">
            <text:p>0,002123091040457</text:p>
          </table:table-cell>
          <table:table-cell table:formula="of:=LN([.G11])" office:value-type="float" office:value="0.0518762924111722" calcext:value-type="float">
            <text:p>0,0518762924111722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0.59" calcext:value-type="float">
            <text:p>10,59</text:p>
          </table:table-cell>
          <table:table-cell table:formula="of:=0.2/[.S11]" office:value-type="float" office:value="0.0188857412653447" calcext:value-type="float">
            <text:p>0,0188857412653447</text:p>
          </table:table-cell>
          <table:table-cell table:formula="of:=0.0005/[.S11]" office:value-type="float" office:value="0.0000472143531633617" calcext:value-type="float">
            <text:p>4,72143531633617E-05</text:p>
          </table:table-cell>
          <table:table-cell table:formula="of:=1/[.Q11]" office:value-type="float" office:value="0.00313479623824451" calcext:value-type="float">
            <text:p>0,00313479623824451</text:p>
          </table:table-cell>
          <table:table-cell table:formula="of:=2/9*10*(2600-1250)*[.R11]*[.R11]/[.T11]" office:value-type="float" office:value="0.175132125" calcext:value-type="float">
            <text:p>0,175132125</text:p>
          </table:table-cell>
          <table:table-cell table:formula="of:=2/9*10*[.R11]*(2600-1250)/[.T11]*SQRT(4*0.000025*0.000025+[.R11]*[.R11]*[.U11]*[.U11]/([.T11]*[.T11]))" office:value-type="float" office:value="0.00835111013717152" calcext:value-type="float">
            <text:p>0,00835111013717152</text:p>
          </table:table-cell>
          <table:table-cell table:formula="of:=2/9*2600*[.R11]*[.R11]/[.W11]" office:value-type="float" office:value="0.00363725387332564" calcext:value-type="float">
            <text:p>0,00363725387332564</text:p>
          </table:table-cell>
          <table:table-cell table:formula="of:=2/9*[.R11]*2600/[.W11]*SQRT(4*0.000025*0.000025+[.R11]*[.R11]*[.X11]*[.X11]/([.W11]*[.W11]))" office:value-type="float" office:value="0.000245114141612022" calcext:value-type="float">
            <text:p>0,000245114141612022</text:p>
          </table:table-cell>
          <table:table-cell table:formula="of:=[.Y11]*[.T11]" office:value-type="float" office:value="0.0000686922355680007" calcext:value-type="float">
            <text:p>6,86922355680007E-05</text:p>
          </table:table-cell>
          <table:table-cell table:formula="of:=SQRT([.Y11]*[.Y11]*[.U11]*[.U11]+[.T11]*[.T11]*[.Z11]*[.Z11])" office:value-type="float" office:value="0.00000463234655600875" calcext:value-type="float">
            <text:p>4,63234655600875E-06</text:p>
          </table:table-cell>
          <table:table-cell table:formula="of:=2*[.R11]*1250*[.T11]/[.W11]" office:value-type="float" office:value="0.283072399318684" calcext:value-type="float">
            <text:p>0,283072399318684</text:p>
          </table:table-cell>
          <table:table-cell table:formula="of:=LN([.W11])" office:value-type="float" office:value="-1.74221458992775" calcext:value-type="float">
            <text:p>-1,74221458992775</text:p>
          </table:table-cell>
        </table:table-row>
        <table:table-row table:style-name="ro1">
          <table:table-cell table:formula="of:=31+273"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34.34" calcext:value-type="float">
            <text:p>34,34</text:p>
          </table:table-cell>
          <table:table-cell table:formula="of:=0.2/[.C12]" office:value-type="float" office:value="0.005824111822947" calcext:value-type="float">
            <text:p>0,005824111822947</text:p>
          </table:table-cell>
          <table:table-cell table:formula="of:=0.0005/[.C12]" office:value-type="float" office:value="0.0000145602795573675" calcext:value-type="float">
            <text:p>1,45602795573675E-05</text:p>
          </table:table-cell>
          <table:table-cell table:formula="of:=1/[.A12]" office:value-type="float" office:value="0.00328947368421053" calcext:value-type="float">
            <text:p>0,00328947368421053</text:p>
          </table:table-cell>
          <table:table-cell table:formula="of:=2/9*10*[.B12]*[.B12]*(7874-1250)/[.D12]" office:value-type="float" office:value="0.40438784" calcext:value-type="float">
            <text:p>0,40438784</text:p>
          </table:table-cell>
          <table:table-cell table:formula="of:=2/9*10*[.B12]*(7874-1250)/[.D12]*SQRT(4*0.000025*0.000025+[.B12]*[.B12]*[.E12]*[.E12]/([.D12]*[.D12]))" office:value-type="float" office:value="0.0505585886852326" calcext:value-type="float">
            <text:p>0,0505585886852326</text:p>
          </table:table-cell>
          <table:table-cell table:formula="of:=2/9*7874*[.B12]*[.B12]/[.G12]" office:value-type="float" office:value="0.000692316674122655" calcext:value-type="float">
            <text:p>0,000692316674122655</text:p>
          </table:table-cell>
          <table:table-cell table:formula="of:=2/9*[.B12]*7874/[.G12]*SQRT(4*0.000025*0.000025+[.B12]*[.B12]*[.H12]*[.H12]/([.G12]*[.G12]))" office:value-type="float" office:value="0.000122397691683671" calcext:value-type="float">
            <text:p>0,000122397691683671</text:p>
          </table:table-cell>
          <table:table-cell table:formula="of:=[.I12]*[.D12]" office:value-type="float" office:value="0.0000040321297269811" calcext:value-type="float">
            <text:p>4,0321297269811E-06</text:p>
          </table:table-cell>
          <table:table-cell table:formula="of:=SQRT([.I12]*[.I12]*[.E12]*[.E12]+[.D12]*[.D12]*[.J12]*[.J12])" office:value-type="float" office:value="0.0000007129291112038" calcext:value-type="float">
            <text:p>7,12929111203798E-07</text:p>
          </table:table-cell>
          <table:table-cell table:formula="of:=2*[.B12]*1250*[.D12]/[.G12]" office:value-type="float" office:value="0.014402292173145" calcext:value-type="float">
            <text:p>0,014402292173145</text:p>
          </table:table-cell>
          <table:table-cell table:formula="of:=LN([.G12])" office:value-type="float" office:value="-0.905380861526287" calcext:value-type="float">
            <text:p>-0,905380861526287</text:p>
          </table:table-cell>
          <table:table-cell table:number-columns-repeated="2"/>
          <table:table-cell table:formula="of:=54+273" office:value-type="float" office:value="327" calcext:value-type="float">
            <text:p>327</text:p>
          </table:table-cell>
          <table:table-cell table:formula="of:=43*0.05*0.001*0.5" office:value-type="float" office:value="0.001075" calcext:value-type="float">
            <text:p>0,001075</text:p>
          </table:table-cell>
          <table:table-cell office:value-type="float" office:value="7.52" calcext:value-type="float">
            <text:p>7,52</text:p>
          </table:table-cell>
          <table:table-cell table:formula="of:=0.2/[.S12]" office:value-type="float" office:value="0.0265957446808511" calcext:value-type="float">
            <text:p>0,0265957446808511</text:p>
          </table:table-cell>
          <table:table-cell table:formula="of:=0.0005/[.S12]" office:value-type="float" office:value="0.0000664893617021277" calcext:value-type="float">
            <text:p>6,64893617021277E-05</text:p>
          </table:table-cell>
          <table:table-cell table:formula="of:=1/[.Q12]" office:value-type="float" office:value="0.00305810397553517" calcext:value-type="float">
            <text:p>0,00305810397553517</text:p>
          </table:table-cell>
          <table:table-cell table:formula="of:=2/9*10*(2600-1250)*[.R12]*[.R12]/[.T12]" office:value-type="float" office:value="0.1303545" calcext:value-type="float">
            <text:p>0,1303545</text:p>
          </table:table-cell>
          <table:table-cell table:formula="of:=2/9*10*[.R12]*(2600-1250)/[.T12]*SQRT(4*0.000025*0.000025+[.R12]*[.R12]*[.U12]*[.U12]/([.T12]*[.T12]))" office:value-type="float" office:value="0.0060717518763483" calcext:value-type="float">
            <text:p>0,0060717518763483</text:p>
          </table:table-cell>
          <table:table-cell table:formula="of:=2/9*2600*[.R12]*[.R12]/[.W12]" office:value-type="float" office:value="0.00512214342001576" calcext:value-type="float">
            <text:p>0,00512214342001576</text:p>
          </table:table-cell>
          <table:table-cell table:formula="of:=2/9*[.R12]*2600/[.W12]*SQRT(4*0.000025*0.000025+[.R12]*[.R12]*[.X12]*[.X12]/([.W12]*[.W12]))" office:value-type="float" office:value="0.000337164407258818" calcext:value-type="float">
            <text:p>0,000337164407258818</text:p>
          </table:table-cell>
          <table:table-cell table:formula="of:=[.Y12]*[.T12]" office:value-type="float" office:value="0.00013622721861744" calcext:value-type="float">
            <text:p>0,00013622721861744</text:p>
          </table:table-cell>
          <table:table-cell table:formula="of:=SQRT([.Y12]*[.Y12]*[.U12]*[.U12]+[.T12]*[.T12]*[.Z12]*[.Z12])" office:value-type="float" office:value="0.00000897360347406622" calcext:value-type="float">
            <text:p>8,97360347406622E-06</text:p>
          </table:table-cell>
          <table:table-cell table:formula="of:=2*[.R12]*1250*[.T12]/[.W12]" office:value-type="float" office:value="0.548320647386835" calcext:value-type="float">
            <text:p>0,548320647386835</text:p>
          </table:table-cell>
          <table:table-cell table:formula="of:=LN([.W12])" office:value-type="float" office:value="-2.03749761675893" calcext:value-type="float">
            <text:p>-2,03749761675893</text:p>
          </table:table-cell>
        </table:table-row>
        <table:table-row table:style-name="ro1">
          <table:table-cell table:formula="of:=54+273" office:value-type="float" office:value="327" calcext:value-type="float">
            <text:p>327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8.58" calcext:value-type="float">
            <text:p>8,58</text:p>
          </table:table-cell>
          <table:table-cell table:formula="of:=0.2/[.C13]" office:value-type="float" office:value="0.0233100233100233" calcext:value-type="float">
            <text:p>0,0233100233100233</text:p>
          </table:table-cell>
          <table:table-cell table:formula="of:=0.0005/[.C13]" office:value-type="float" office:value="0.0000582750582750583" calcext:value-type="float">
            <text:p>5,82750582750583E-05</text:p>
          </table:table-cell>
          <table:table-cell table:formula="of:=1/[.A13]" office:value-type="float" office:value="0.00305810397553517" calcext:value-type="float">
            <text:p>0,00305810397553517</text:p>
          </table:table-cell>
          <table:table-cell table:formula="of:=2/9*10*[.B13]*[.B13]*(7874-1250)/[.D13]" office:value-type="float" office:value="0.12787632" calcext:value-type="float">
            <text:p>0,12787632</text:p>
          </table:table-cell>
          <table:table-cell table:formula="of:=2/9*10*[.B13]*(7874-1250)/[.D13]*SQRT(4*0.000025*0.000025+[.B13]*[.B13]*[.E13]*[.E13]/([.D13]*[.D13]))" office:value-type="float" office:value="0.0142120760664304" calcext:value-type="float">
            <text:p>0,0142120760664304</text:p>
          </table:table-cell>
          <table:table-cell table:formula="of:=2/9*7874*[.B13]*[.B13]/[.G13]" office:value-type="float" office:value="0.00277088048827179" calcext:value-type="float">
            <text:p>0,00277088048827179</text:p>
          </table:table-cell>
          <table:table-cell table:formula="of:=2/9*[.B13]*7874/[.G13]*SQRT(4*0.000025*0.000025+[.B13]*[.B13]*[.H13]*[.H13]/([.G13]*[.G13]))" office:value-type="float" office:value="0.000435456964975896" calcext:value-type="float">
            <text:p>0,000435456964975896</text:p>
          </table:table-cell>
          <table:table-cell table:formula="of:=[.I13]*[.D13]" office:value-type="float" office:value="0.0000645892887709043" calcext:value-type="float">
            <text:p>6,45892887709043E-05</text:p>
          </table:table-cell>
          <table:table-cell table:formula="of:=SQRT([.I13]*[.I13]*[.E13]*[.E13]+[.D13]*[.D13]*[.J13]*[.J13])" office:value-type="float" office:value="0.0000101517962719304" calcext:value-type="float">
            <text:p>1,01517962719304E-05</text:p>
          </table:table-cell>
          <table:table-cell table:formula="of:=2*[.B13]*1250*[.D13]/[.G13]" office:value-type="float" office:value="0.205071401990425" calcext:value-type="float">
            <text:p>0,205071401990425</text:p>
          </table:table-cell>
          <table:table-cell table:formula="of:=LN([.G13])" office:value-type="float" office:value="-2.05669173218298" calcext:value-type="float">
            <text:p>-2,05669173218298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7.43" calcext:value-type="float">
            <text:p>7,43</text:p>
          </table:table-cell>
          <table:table-cell table:formula="of:=0.2/[.S13]" office:value-type="float" office:value="0.0269179004037685" calcext:value-type="float">
            <text:p>0,0269179004037685</text:p>
          </table:table-cell>
          <table:table-cell table:formula="of:=0.0005/[.S13]" office:value-type="float" office:value="0.0000672947510094213" calcext:value-type="float">
            <text:p>6,72947510094213E-05</text:p>
          </table:table-cell>
          <table:table-cell table:formula="of:=1/[.Q13]" office:value-type="float" office:value="0.00305810397553517" calcext:value-type="float">
            <text:p>0,00305810397553517</text:p>
          </table:table-cell>
          <table:table-cell table:formula="of:=2/9*10*(2600-1250)*[.R13]*[.R13]/[.T13]" office:value-type="float" office:value="0.122873625" calcext:value-type="float">
            <text:p>0,122873625</text:p>
          </table:table-cell>
          <table:table-cell table:formula="of:=2/9*10*[.R13]*(2600-1250)/[.T13]*SQRT(4*0.000025*0.000025+[.R13]*[.R13]*[.U13]*[.U13]/([.T13]*[.T13]))" office:value-type="float" office:value="0.00585918303297303" calcext:value-type="float">
            <text:p>0,00585918303297303</text:p>
          </table:table-cell>
          <table:table-cell table:formula="of:=2/9*2600*[.R13]*[.R13]/[.W13]" office:value-type="float" office:value="0.00518418822591097" calcext:value-type="float">
            <text:p>0,00518418822591097</text:p>
          </table:table-cell>
          <table:table-cell table:formula="of:=2/9*[.R13]*2600/[.W13]*SQRT(4*0.000025*0.000025+[.R13]*[.R13]*[.X13]*[.X13]/([.W13]*[.W13]))" office:value-type="float" office:value="0.00034936187882521" calcext:value-type="float">
            <text:p>0,00034936187882521</text:p>
          </table:table-cell>
          <table:table-cell table:formula="of:=[.Y13]*[.T13]" office:value-type="float" office:value="0.000139547462339461" calcext:value-type="float">
            <text:p>0,000139547462339461</text:p>
          </table:table-cell>
          <table:table-cell table:formula="of:=SQRT([.Y13]*[.Y13]*[.U13]*[.U13]+[.T13]*[.T13]*[.Z13]*[.Z13])" office:value-type="float" office:value="0.0000094105571207977" calcext:value-type="float">
            <text:p>9,4105571207977E-06</text:p>
          </table:table-cell>
          <table:table-cell table:formula="of:=2*[.R13]*1250*[.T13]/[.W13]" office:value-type="float" office:value="0.57505822392635" calcext:value-type="float">
            <text:p>0,57505822392635</text:p>
          </table:table-cell>
          <table:table-cell table:formula="of:=LN([.W13])" office:value-type="float" office:value="-2.09659889081139" calcext:value-type="float">
            <text:p>-2,096598890811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4*0.05*0.001*0.5" office:value-type="float" office:value="0.00035" calcext:value-type="float">
            <text:p>0,00035</text:p>
          </table:table-cell>
          <table:table-cell office:value-type="float" office:value="11.6" calcext:value-type="float">
            <text:p>11,6</text:p>
          </table:table-cell>
          <table:table-cell table:formula="of:=0.2/[.C14]" office:value-type="float" office:value="0.0172413793103448" calcext:value-type="float">
            <text:p>0,0172413793103448</text:p>
          </table:table-cell>
          <table:table-cell table:formula="of:=0.0005/[.C14]" office:value-type="float" office:value="0.0000431034482758621" calcext:value-type="float">
            <text:p>4,31034482758621E-05</text:p>
          </table:table-cell>
          <table:table-cell table:formula="of:=1/[.A14]" office:value-type="float" office:value="0.00305810397553517" calcext:value-type="float">
            <text:p>0,00305810397553517</text:p>
          </table:table-cell>
          <table:table-cell table:formula="of:=2/9*10*[.B14]*[.B14]*(7874-1250)/[.D14]" office:value-type="float" office:value="0.1045856" calcext:value-type="float">
            <text:p>0,1045856</text:p>
          </table:table-cell>
          <table:table-cell table:formula="of:=2/9*10*[.B14]*(7874-1250)/[.D14]*SQRT(4*0.000025*0.000025+[.B14]*[.B14]*[.E14]*[.E14]/([.D14]*[.D14]))" office:value-type="float" office:value="0.0149430876348664" calcext:value-type="float">
            <text:p>0,0149430876348664</text:p>
          </table:table-cell>
          <table:table-cell table:formula="of:=2/9*7874*[.B14]*[.B14]/[.G14]" office:value-type="float" office:value="0.00204949608529069" calcext:value-type="float">
            <text:p>0,00204949608529069</text:p>
          </table:table-cell>
          <table:table-cell table:formula="of:=2/9*[.B14]*7874/[.G14]*SQRT(4*0.000025*0.000025+[.B14]*[.B14]*[.H14]*[.H14]/([.G14]*[.G14]))" office:value-type="float" office:value="0.000414092437432941" calcext:value-type="float">
            <text:p>0,000414092437432941</text:p>
          </table:table-cell>
          <table:table-cell table:formula="of:=[.I14]*[.D14]" office:value-type="float" office:value="0.0000353361394015636" calcext:value-type="float">
            <text:p>3,53361394015636E-05</text:p>
          </table:table-cell>
          <table:table-cell table:formula="of:=SQRT([.I14]*[.I14]*[.E14]*[.E14]+[.D14]*[.D14]*[.J14]*[.J14])" office:value-type="float" office:value="0.00000714007129858716" calcext:value-type="float">
            <text:p>7,14007129858716E-06</text:p>
          </table:table-cell>
          <table:table-cell table:formula="of:=2*[.B14]*1250*[.D14]/[.G14]" office:value-type="float" office:value="0.144247457552012" calcext:value-type="float">
            <text:p>0,144247457552012</text:p>
          </table:table-cell>
          <table:table-cell table:formula="of:=LN([.G14])" office:value-type="float" office:value="-2.25774940413234" calcext:value-type="float">
            <text:p>-2,25774940413234</text:p>
          </table:table-cell>
          <table:table-cell table:number-columns-repeated="14"/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р,железа,кг/м^3</text:p>
          </table:table-cell>
          <table:table-cell office:value-type="string" calcext:value-type="string">
            <text:p>р,стекла,кг/м^3</text:p>
          </table:table-cell>
          <table:table-cell office:value-type="string" calcext:value-type="string">
            <text:p>р,глицерина,кг/м^3</text:p>
          </table:table-cell>
          <table:table-cell office:value-type="string" calcext:value-type="string">
            <text:p>sigma_R,м</text:p>
          </table:table-cell>
          <table:table-cell office:value-type="string" calcext:value-type="string">
            <text:p>L,m</text:p>
          </table:table-cell>
          <table:table-cell office:value-type="string" calcext:value-type="string">
            <text:p>sigma_L,m</text:p>
          </table:table-cell>
          <table:table-cell table:number-columns-repeated="24"/>
        </table:table-row>
        <table:table-row table:style-name="ro1">
          <table:table-cell table:style-name="ce1" office:value-type="float" office:value="7874" calcext:value-type="float">
            <text:p>7874</text:p>
          </table:table-cell>
          <table:table-cell office:value-type="float" office:value="2600" calcext:value-type="float">
            <text:p>2600</text:p>
          </table:table-cell>
          <table:table-cell office:value-type="float" office:value="1250" calcext:value-type="float">
            <text:p>1250</text:p>
          </table:table-cell>
          <table:table-cell table:formula="of:=0.05*0.001*0.5" office:value-type="float" office:value="0.000025" calcext:value-type="float">
            <text:p>0,000025</text:p>
          </table:table-cell>
          <table:table-cell office:value-type="float" office:value="0.2" calcext:value-type="float">
            <text:p>0,2</text:p>
          </table:table-cell>
          <table:table-cell table:formula="of:=0.05*0.01" office:value-type="float" office:value="0.0005" calcext:value-type="float">
            <text:p>0,0005</text:p>
          </table:table-cell>
          <table:table-cell table:number-columns-repeated="24"/>
        </table:table-row>
        <table:table-row table:style-name="ro1" table:number-rows-repeated="12">
          <table:table-cell table:style-name="ce1"/>
          <table:table-cell table:number-columns-repeated="29"/>
        </table:table-row>
        <table:table-row table:style-name="ro1">
          <table:table-cell table:style-name="ce1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14:45:43.4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20:45:52.722000000</meta:creation-date>
    <dc:date>2022-04-17T15:55:04.261000000</dc:date>
    <meta:editing-duration>PT14M49S</meta:editing-duration>
    <meta:editing-cycles>3</meta:editing-cycles>
    <meta:generator>LibreOffice/7.3.1.3$Windows_x86 LibreOffice_project/a69ca51ded25f3eefd52d7bf9a5fad8c90b87951</meta:generator>
    <meta:document-statistic meta:table-count="1" meta:cell-count="391" meta:object-count="0"/>
  </office:meta>
</office:document-meta>
</file>